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  <text:list-style style:name="L1">
      <text:list-level-style-number text:level="1" text:style-name="Numbering_20_Symbols" style:num-suffix="." style:num-format="i" text:start-value="5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Ejercicio 4</text:p>
      <text:p text:style-name="P1">Sistemas Informáticos</text:p>
      <text:p text:style-name="Standard"/>
      <text:p text:style-name="Standard"/>
      <text:p text:style-name="Standard"/>
      <text:p text:style-name="Standard">a. cd</text:p>
      <text:p text:style-name="Standard"><text:tab/>Para volver al directorio de inicio.</text:p>
      <text:p text:style-name="Standard"/>
      <text:p text:style-name="Standard">b. pwd</text:p>
      <text:p text:style-name="Standard"><text:tab/>Visualiza la ruta del directorio actual.</text:p>
      <text:p text:style-name="Standard"/>
      <text:p text:style-name="Standard">c.ls</text:p>
      <text:p text:style-name="Standard"><text:tab/>Muestra una lista de los ficheros y directorios que contiene el directorio actual.</text:p>
      <text:p text:style-name="Standard"/>
      <text:p text:style-name="Standard">d.ls -R</text:p>
      <text:p text:style-name="Standard"><text:tab/>Muestra una lista de los ficheros y directorios que contiene el directorio actual y los ficheros <text:tab/>y directorios que contienen estos (Recursividad).</text:p>
      <text:p text:style-name="Standard"/>
      <text:p text:style-name="Standard">e.passwd –help</text:p>
      <text:p text:style-name="Standard"><text:tab/>Muestra la ayuda del comando passwd</text:p>
      <text:p text:style-name="Standard"/>
      <text:p text:style-name="P4"><text:span text:style-name="T1"><text:tab/>Modo de uso: passwd [opciones] [USUARIO]</text:span><text:line-break/><text:line-break/><text:tab/><text:span text:style-name="T1">Opciones:</text:span><text:line-break/><text:tab/><text:span text:style-name="T2">  </text:span><text:span text:style-name="T1">-a, --all                     informa del estado de las contraseñas de</text:span><text:line-break/><text:tab/><text:span text:style-name="T2">                                </text:span><text:span text:style-name="T1">todas las cuentas</text:span><text:line-break/><text:tab/><text:span text:style-name="T2">  </text:span><text:span text:style-name="T1">-d, --delete                  borra la contraseña para la cuenta indicada</text:span><text:line-break/><text:tab/><text:span text:style-name="T2">  </text:span><text:span text:style-name="T1">-e, --expire                  fuerza a que la contraseña de la cuenta</text:span><text:line-break/><text:tab/><text:span text:style-name="T2">                                </text:span><text:span text:style-name="T1">caduque</text:span><text:line-break/><text:tab/><text:span text:style-name="T2">  </text:span><text:span text:style-name="T1">-h, --help                    muestra este mensaje de ayuda y termina</text:span><text:line-break/><text:tab/><text:span text:style-name="T2">  </text:span><text:span text:style-name="T1">-k, --keep-tokens             cambia la contraseña sólo si ha caducado</text:span><text:line-break/><text:tab/><text:span text:style-name="T2">  </text:span><text:span text:style-name="T1">-i, --inactive INACTIVO       establece la contraseña inactiva después de</text:span><text:line-break/><text:tab/><text:span text:style-name="T2">                                </text:span><text:span text:style-name="T1">caducar a INACTIVO</text:span><text:line-break/><text:tab/><text:span text:style-name="T2">  </text:span><text:span text:style-name="T1">-l, --lock                    bloquea la contraseña de la cuenta indicada</text:span><text:line-break/><text:tab/><text:span text:style-name="T2">  </text:span><text:span text:style-name="T1">-n, --mindays DÍAS_MIN        establece el número mínimo de días antes</text:span><text:line-break/><text:tab/><text:span text:style-name="T2">                                </text:span><text:span text:style-name="T1">de que se cambie la contraseña a DÍAS_MIN</text:span><text:line-break/><text:tab/><text:span text:style-name="T2">  </text:span><text:span text:style-name="T1">-q, --quiet                   modo silencioso</text:span><text:line-break/><text:tab/><text:span text:style-name="T2">  </text:span><text:span text:style-name="T1">-r, --repository REP          cambia la contraseña en el repositorio REP</text:span><text:line-break/><text:tab/><text:span text:style-name="T2">  </text:span><text:span text:style-name="T1">-R, --root CHROOT_DIR         directorio en el que hacer chroot</text:span><text:line-break/><text:tab/><text:span text:style-name="T2">  </text:span><text:span text:style-name="T1">-S, --status                  informa del estado de la contraseña la cuenta</text:span><text:line-break/><text:tab/><text:span text:style-name="T2">                                </text:span><text:span text:style-name="T1">indicada</text:span><text:line-break/><text:tab/><text:span text:style-name="T2">  </text:span><text:span text:style-name="T1">-u, --unlock                  desbloquea la contraseña de la cuenta indicada</text:span><text:line-break/><text:tab/><text:span text:style-name="T2">  </text:span><text:span text:style-name="T1">-w, --warndays DÍAS_AVISO     establece el aviso de caducidad a DÍAS_AVISO</text:span><text:line-break/><text:tab/><text:span text:style-name="T2">  </text:span><text:span text:style-name="T1">-x, --maxdays DÍAS_MAX        establece el número máximo de días antes de</text:span><text:line-break/><text:tab/><text:span text:style-name="T2">                                </text:span><text:span text:style-name="T1">cambiar la contraseña a DÍAS_MAX</text:span> .</text:p>
      <text:p text:style-name="Standard"/>
      <text:p text:style-name="Standard"/>
      <text:p text:style-name="Standard"><text:soft-page-break/>f.date</text:p>
      <text:p text:style-name="Standard"><text:tab/>Muestra fecha y hora del sistema.</text:p>
      <text:p text:style-name="Standard"/>
      <text:p text:style-name="Standard">g.cd</text:p>
      <text:p text:style-name="Standard"><text:tab/>Volver al directorio de inicio.</text:p>
      <text:p text:style-name="Standard"/>
      <text:p text:style-name="Standard">h.cat &gt; materias</text:p>
      <text:p text:style-name="Standard"><text:tab/></text:p>
      <text:p text:style-name="Standard"><text:tab/>Programación</text:p>
      <text:p text:style-name="Standard"><text:tab/>Sistemas informáticos</text:p>
      <text:p text:style-name="Standard"><text:tab/>Bases de Datos</text:p>
      <text:p text:style-name="Standard"><text:tab/>Lenguaje de Marcas</text:p>
      <text:p text:style-name="Standard"><text:tab/>Entornos de Desarrollo</text:p>
      <text:p text:style-name="Standard"><text:tab/></text:p>
      <text:p text:style-name="Standard"><text:tab/>Ctrl + D</text:p>
      <text:p text:style-name="Standard"><text:tab/></text:p>
      <text:p text:style-name="Standard"><text:tab/>Crea un fichero llamado materias y añade línea a línea lo que se escriba en la terminal, para <text:tab/>salir y guardar se pulsa Ctrl + D.</text:p>
      <text:p text:style-name="Standard"/>
      <text:p text:style-name="Standard">i.mkdir grado Iru</text:p>
      <text:p text:style-name="Standard"><text:tab/>Crea dos directorios grado e Iru</text:p>
      <text:p text:style-name="Standard"/>
      <text:p text:style-name="Standard">j.mv materias grado/asignaturas</text:p>
      <text:p text:style-name="Standard"><text:tab/>Mueve el fichero materias creado anteriormente al directorio grado creado y le cambia el <text:tab/>nombre a asignaturas.</text:p>
      <text:p text:style-name="Standard">k.ls</text:p>
      <text:p text:style-name="Standard"><text:tab/>El fichero materias se ha movido al directorio grado y se le ha cambiado el nombre a <text:tab/>asignturas.</text:p>
      <text:p text:style-name="Standard"/>
      <text:p text:style-name="Standard">l.cd grado</text:p>
      <text:p text:style-name="Standard"><text:tab/>Nos posiciona en el directorio grado.</text:p>
      <text:p text:style-name="Standard"/>
      <text:p text:style-name="Standard">m.rm asignaturas</text:p>
      <text:p text:style-name="Standard"><text:tab/>Elimina el fichero asignaturas.</text:p>
      <text:p text:style-name="Standard"/>
      <text:p text:style-name="Standard">n.cd ..</text:p>
      <text:p text:style-name="Standard"><text:tab/>Volvemos al directorio anterior.</text:p>
      <text:p text:style-name="Standard"/>
      <text:p text:style-name="Standard">ñ.rmdir grado/ Iru/</text:p>
      <text:p text:style-name="Standard"><text:tab/>Elimina los directorios grado e Iru</text:p>
      <text:p text:style-name="Standard"/>
      <text:p text:style-name="Standard"/>
      <text:p text:style-name="P3">Javier Loureiro Pérez</text:p>
      <text:p text:style-name="P3">1ºD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42S</meta:editing-duration>
    <meta:editing-cycles>3</meta:editing-cycles>
    <meta:generator>OpenOffice/4.1.7$Win32 OpenOffice.org_project/417m1$Build-9800</meta:generator>
    <dc:date>2021-11-13T13:33:15.89</dc:date>
    <meta:document-statistic meta:table-count="0" meta:image-count="0" meta:object-count="0" meta:page-count="2" meta:paragraph-count="44" meta:word-count="385" meta:character-count="2738"/>
    <dc:creator>javier loureiro</dc:creator>
    <meta:user-defined meta:name="Info 1"/>
    <meta:user-defined meta:name="Info 2"/>
    <meta:user-defined meta:name="Info 3"/>
    <meta:user-defined meta:name="Info 4"/>
  </office:meta>
</office:document-meta>
</file>